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648cm" fo:min-width="0.489cm"/>
    </style:style>
    <style:style style:name="gr2" style:family="graphic" style:parent-style-name="objectwithoutfill">
      <style:graphic-properties draw:marker-end="Short_20_line_20_Arrow" draw:marker-end-width="0.15cm" draw:stroke-linejoin="round" svg:stroke-linecap="butt" draw:fill="none" draw:textarea-vertical-align="middl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draw:stroke="dash" draw:stroke-dash="Ultrafine_20_Dashed" draw:marker-end="Short_20_line_20_Arrow" draw:marker-end-width="0.15cm" draw:stroke-linejoin="round" svg:stroke-linecap="butt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397cm" svg:height="1.27cm" svg:x="3.366cm" svg:y="3.055cm">
          <text:p text:style-name="P1">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1.397cm" svg:height="1.27cm" svg:x="7.866cm" svg:y="3.056cm">
          <text:p text:style-name="P1"><text:span text:style-name="T1">St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397cm" svg:height="1.27cm" svg:x="8.266cm" svg:y="8.657cm">
          <text:p text:style-name="P1"><text:span text:style-name="T1">Flo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curve" svg:x1="3.366cm" svg:y1="3.69cm" svg:x2="4.559cm" svg:y2="3.241cm" draw:start-shape="id1" draw:start-glue-point="6" draw:end-shape="id1" draw:end-glue-point="11" svg:d="M3366 3690c-753 0-627-568-141-938s1334-541 1334 489" svg:viewBox="0 0 1729 1226">
          <text:p/>
        </draw:connector>
        <draw:connector draw:style-name="gr2" draw:text-style-name="P4" draw:layer="layout" draw:type="curve" svg:x1="8.565cm" svg:y1="3.056cm" svg:x2="9.263cm" svg:y2="3.691cm" draw:start-shape="id2" draw:start-glue-point="4" draw:end-shape="id2" draw:end-glue-point="10" svg:d="M8565 3056c0-751 600-627 962-280s487 915-264 915" svg:viewBox="0 0 1250 1190">
          <text:p/>
        </draw:connector>
        <draw:connector draw:style-name="gr2" draw:text-style-name="P4" draw:layer="layout" draw:type="curve" svg:x1="8.965cm" svg:y1="8.657cm" svg:x2="9.663cm" svg:y2="9.292cm" draw:start-shape="id3" draw:start-glue-point="4" draw:end-shape="id3" draw:end-glue-point="10" svg:d="M8965 8657c0-751 600-627 962-280s487 915-264 915" svg:viewBox="0 0 1250 1190">
          <text:p/>
        </draw:connector>
        <draw:g>
          <svg:title>TexMaths</svg:title>
          <svg:desc>8§display§Id_{int}(x) = x§svg§600§FALSE§</svg:desc>
          <draw:polygon draw:style-name="gr3" draw:text-style-name="P5" draw:layer="layout" svg:width="1.521cm" svg:height="0.28cm" svg:x="3.197cm" svg:y="2.148cm" svg:viewBox="0 0 1522 281" draw:points="761,281 0,281 0,0 1522,0 1522,281">
            <text:p/>
          </draw:polygon>
          <draw:path draw:style-name="gr4" draw:text-style-name="P6" draw:layer="layout" svg:width="0.13cm" svg:height="0.192cm" svg:x="3.207cm" svg:y="2.166cm" svg:viewBox="0 0 131 193" svg:d="M96 22c2-11 3-13 26-13 7 0 9 0 9-6 0-3-3-3-5-3-8 0-28 1-36 1-9 0-30-1-38-1-2 0-6 0-6 6 0 3 3 3 8 3 12 0 20 0 20 5 0 1 0 2-1 4l-39 153c-2 11-3 13-25 13-7 0-9 0-9 6 0 3 3 3 4 3 9 0 29-1 38-1 8 0 28 1 37 1 3 0 6 0 6-6 0-3-3-3-9-3-5 0-6 0-12-1-6 0-7-1-7-4 0-2 1-4 1-7z">
            <text:p/>
          </draw:path>
          <draw:path draw:style-name="gr4" draw:text-style-name="P6" draw:layer="layout" svg:width="0.133cm" svg:height="0.198cm" svg:x="3.354cm" svg:y="2.163cm" svg:viewBox="0 0 134 199" svg:d="M134 3c0 0 0-3-3-3-5 0-31 2-36 3-2 0-4 2-4 6 0 3 3 3 7 3 13 0 14 2 14 5l-1 5-17 68c-5-11-13-19-26-19-33 0-68 42-68 83 0 26 15 45 38 45 5 0 20-1 36-21 3 12 12 21 26 21 10 0 17-6 21-16 5-9 9-27 9-28 0-2-3-2-4-2-3 0-3 1-4 5-4 18-10 35-21 35-8 0-9-7-9-13 0-7 1-9 2-13zM76 163c-2 4-2 5-6 10-12 15-24 20-32 20-14 0-18-15-18-26 0-15 9-49 16-62 9-17 21-27 33-27 18 0 21 23 21 25 0 1 0 3 0 4z">
            <text:p/>
          </draw:path>
          <draw:path draw:style-name="gr4" draw:text-style-name="P6" draw:layer="layout" svg:width="0.06cm" svg:height="0.133cm" svg:x="3.497cm" svg:y="2.27cm" svg:viewBox="0 0 61 134" svg:d="M55 7c0-3-2-7-8-7-5 0-11 5-11 11 0 3 2 7 8 7s11-5 11-11zM14 108c0 3-1 5-1 9 0 9 8 17 19 17 20 0 29-28 29-31s-3-3-3-3c-4 0-4 2-4 4-5 15-14 24-22 24-4 0-5-3-5-7 0-5 2-8 3-13 3-5 4-10 7-16 1-5 9-22 9-25 1-2 2-5 2-6 0-10-8-17-19-17-20 0-29 27-29 31 0 2 2 2 3 2 3 0 3-1 4-3 5-17 14-24 21-24 3 0 6 1 6 7 0 4-2 7-7 19z">
            <text:p/>
          </draw:path>
          <draw:path draw:style-name="gr4" draw:text-style-name="P6" draw:layer="layout" svg:width="0.12cm" svg:height="0.089cm" svg:x="3.576cm" svg:y="2.314cm" svg:viewBox="0 0 121 90" svg:d="M15 75c-1 3-2 8-2 8 0 4 4 7 7 7s6-3 7-5 3-8 4-12 3-13 4-18c2-5 3-9 3-13 3-8 4-10 9-18 6-8 15-18 30-18 11 0 11 10 11 13 0 12-8 35-11 43-3 5-3 7-3 11 0 10 8 17 19 17 19 0 28-28 28-31 0-2-3-2-3-2-3 0-3 1-4 3-4 16-13 24-21 24-4 0-5-2-5-7 0-4 1-7 5-16 2-6 10-27 10-39 0-19-15-22-25-22-17 0-28 10-34 18-2-14-13-18-22-18-8 0-12 6-15 10-5 8-7 20-7 20 0 3 2 3 3 3 3 0 3-1 5-6 2-12 6-21 14-21 5 0 7 4 7 9 0 4-2 11-3 17-2 5-4 14-5 18z">
            <text:p/>
          </draw:path>
          <draw:path draw:style-name="gr4" draw:text-style-name="P6" draw:layer="layout" svg:width="0.066cm" svg:height="0.125cm" svg:x="3.714cm" svg:y="2.278cm" svg:viewBox="0 0 67 126" svg:d="M41 46h20c4 0 6 0 6-5 0-3-2-3-5-3h-20l8-29c0-1 0-2 0-3 0-4-2-6-6-6-6 0-8 3-10 9-1 5 1-5-8 29h-20c-4 0-6 0-6 4s2 4 6 4h19l-12 46c-1 6-3 12-3 15 0 12 10 19 21 19 23 0 35-27 35-31 0-2-3-2-3-2-2 0-3 1-5 4-5 12-15 23-26 23-4 0-7-2-7-9 0-2 1-7 1-8z">
            <text:p/>
          </draw:path>
          <draw:path draw:style-name="gr4" draw:text-style-name="P6" draw:layer="layout" svg:width="0.065cm" svg:height="0.281cm" svg:x="3.833cm" svg:y="2.147cm" svg:viewBox="0 0 66 282" svg:d="M66 280c0-1 0-2-5-7-35-35-44-89-44-132 0-49 10-98 45-133 4-4 4-4 4-5 0-2-1-3-3-3-3 0-29 19-45 55-15 32-18 63-18 86 0 22 3 56 18 88 18 35 42 53 45 53 2 0 3-1 3-2z">
            <text:p/>
          </draw:path>
          <draw:path draw:style-name="gr4" draw:text-style-name="P6" draw:layer="layout" svg:width="0.14cm" svg:height="0.127cm" svg:x="3.923cm" svg:y="2.234cm" svg:viewBox="0 0 141 128" svg:d="M86 40c2-8 8-34 28-34 2 0 8 0 14 4-7 1-13 8-13 15 0 5 3 10 11 10 6 0 15-5 15-17 0-14-17-18-27-18-16 0-26 15-29 22-7-19-23-22-31-22-29 0-45 37-45 43 0 3 3 3 3 3 2 0 3 0 4-3 10-29 28-37 38-37 5 0 15 3 15 19 0 9-5 28-15 68-4 18-15 29-27 29-2 0-9 0-14-3 7-2 13-8 13-16s-6-10-11-10c-8 0-15 8-15 17 0 13 14 18 26 18 20 0 29-20 30-21 4 10 14 21 31 21 29 0 45-36 45-43 0-3-2-3-3-3-3 0-3 1-4 3-9 30-28 37-38 37-11 0-15-9-15-19 0-6 2-12 5-24z">
            <text:p/>
          </draw:path>
          <draw:path draw:style-name="gr4" draw:text-style-name="P6" draw:layer="layout" svg:width="0.065cm" svg:height="0.281cm" svg:x="4.091cm" svg:y="2.147cm" svg:viewBox="0 0 66 282" svg:d="M66 141c0-22-3-56-19-88-17-35-41-53-44-53-2 0-3 1-3 3 0 1 0 1 6 7 28 28 44 73 44 131 0 49-11 99-46 134-4 3-4 4-4 5s1 2 3 2c3 0 28-19 45-54 14-32 18-63 18-87z">
            <text:p/>
          </draw:path>
          <draw:path draw:style-name="gr4" draw:text-style-name="P6" draw:layer="layout" svg:width="0.187cm" svg:height="0.065cm" svg:x="4.277cm" svg:y="2.255cm" svg:viewBox="0 0 188 66" svg:d="M178 11c4 0 10 0 10-5 0-6-6-6-10-6h-168c-4 0-10 0-10 6 0 5 6 5 10 5zM178 66c4 0 10 0 10-5 0-6-6-6-10-6h-168c-4 0-10 0-10 6 0 5 6 5 10 5z">
            <text:p/>
          </draw:path>
          <draw:path draw:style-name="gr4" draw:text-style-name="P6" draw:layer="layout" svg:width="0.14cm" svg:height="0.127cm" svg:x="4.566cm" svg:y="2.234cm" svg:viewBox="0 0 141 128" svg:d="M86 40c2-8 8-34 28-34 2 0 8 0 14 4-7 1-13 8-13 15 0 5 3 10 11 10 6 0 15-5 15-17 0-14-17-18-27-18-16 0-26 15-29 22-7-19-23-22-31-22-29 0-45 37-45 43 0 3 3 3 3 3 2 0 3 0 4-3 10-29 28-37 38-37 5 0 15 3 15 19 0 9-5 28-15 68-4 18-15 29-27 29-2 0-9 0-14-3 7-2 13-8 13-16s-6-10-11-10c-8 0-15 8-15 17 0 13 14 18 26 18 20 0 29-20 30-21 4 10 14 21 31 21 29 0 45-36 45-43 0-3-2-3-3-3-3 0-3 1-4 3-9 30-28 37-38 37-11 0-15-9-15-19 0-6 2-12 5-24z">
            <text:p/>
          </draw:path>
        </draw:g>
        <draw:g>
          <svg:title>TexMaths</svg:title>
          <svg:desc>8§display§Id_{string}(x) = x§svg§600§FALSE§</svg:desc>
          <draw:polygon draw:style-name="gr3" draw:text-style-name="P5" draw:layer="layout" svg:width="1.853cm" svg:height="0.29cm" svg:x="8.376cm" svg:y="2.166cm" svg:viewBox="0 0 1854 291" draw:points="927,291 0,291 0,0 1854,0 1854,291">
            <text:p/>
          </draw:polygon>
          <draw:path draw:style-name="gr4" draw:text-style-name="P6" draw:layer="layout" svg:width="0.13cm" svg:height="0.192cm" svg:x="8.386cm" svg:y="2.184cm" svg:viewBox="0 0 131 193" svg:d="M96 22c2-11 3-13 26-13 7 0 9 0 9-6 0-3-3-3-5-3-8 0-28 1-36 1-9 0-30-1-38-1-2 0-6 0-6 6 0 3 3 3 8 3 12 0 20 0 20 5 0 1 0 2-1 4l-39 153c-2 10-3 13-25 13-7 0-9 0-9 5 0 4 3 4 4 4 9 0 29-1 38-1 8 0 28 1 37 1 3 0 6 0 6-6 0-3-3-3-9-3-5 0-6 0-12-1-6 0-7-2-7-5 0-1 1-4 1-6z">
            <text:p/>
          </draw:path>
          <draw:path draw:style-name="gr4" draw:text-style-name="P6" draw:layer="layout" svg:width="0.133cm" svg:height="0.198cm" svg:x="8.533cm" svg:y="2.181cm" svg:viewBox="0 0 134 199" svg:d="M134 3c0 0 0-3-3-3-5 0-31 2-36 3-2 0-4 2-4 6 0 3 3 3 7 3 13 0 14 2 14 5l-1 5-17 67c-5-11-13-18-26-18-33 0-68 42-68 82 0 27 15 46 38 46 5 0 20-2 36-22 3 12 12 22 26 22 10 0 17-6 21-16 5-10 9-27 9-28 0-2-3-2-4-2-3 0-3 0-4 4-4 19-10 36-21 36-8 0-9-8-9-13 0-7 1-9 2-14zM76 162c-2 5-2 6-6 11-12 15-24 20-32 20-14 0-18-16-18-27 0-14 9-49 16-61 9-17 21-28 33-28 18 0 21 24 21 25 0 2 0 3 0 5z">
            <text:p/>
          </draw:path>
          <draw:path draw:style-name="gr4" draw:text-style-name="P6" draw:layer="layout" svg:width="0.078cm" svg:height="0.088cm" svg:x="8.681cm" svg:y="2.331cm" svg:viewBox="0 0 79 89" svg:d="M71 13c-5 1-8 5-8 9 0 5 4 7 7 7 2 0 9-2 9-11 0-14-14-18-26-18-31 0-37 23-37 29 0 7 5 12 7 14 6 4 9 5 23 7 4 1 16 4 16 14 0 3-1 10-10 16-8 4-18 4-20 4-8 0-19-2-24-8 7-1 11-6 11-12 0-5-3-7-8-7s-11 5-11 13c0 12 13 19 32 19 37 0 43-24 43-32 0-19-20-22-27-23-2-1-7-2-8-2-7-2-11-6-11-10s4-10 8-12c5-4 13-4 16-4 4 0 14 0 18 7z">
            <text:p/>
          </draw:path>
          <draw:path draw:style-name="gr4" draw:text-style-name="P6" draw:layer="layout" svg:width="0.066cm" svg:height="0.124cm" svg:x="8.781cm" svg:y="2.295cm" svg:viewBox="0 0 67 125" svg:d="M41 46h20c4 0 6 0 6-5 0-3-2-3-5-3h-20l8-29c0-1 0-2 0-3 0-4-2-6-6-6-6 0-8 3-10 9-1 5 1-5-8 29h-20c-4 0-6 0-6 4s2 4 6 4h19l-12 46c-1 5-3 12-3 15 0 11 10 18 21 18 23 0 35-27 35-30 0-2-3-2-3-2-2 0-3 0-5 4-5 12-15 23-26 23-4 0-7-3-7-10 0-1 1-6 1-8z">
            <text:p/>
          </draw:path>
          <draw:path draw:style-name="gr4" draw:text-style-name="P6" draw:layer="layout" svg:width="0.091cm" svg:height="0.088cm" svg:x="8.866cm" svg:y="2.331cm" svg:viewBox="0 0 92 89" svg:d="M38 47c0-1 4-19 4-20 1-1 7-11 13-16 2-1 7-5 16-5 2 0 7 0 11 2-6 2-8 8-8 11 0 5 3 7 8 7 4 0 10-3 10-12 0-10-10-14-21-14-10 0-19 4-28 14-3-12-16-14-20-14-8 0-13 5-16 10-5 8-7 20-7 20 0 3 2 3 3 3 3 0 3-1 5-6 2-12 6-21 14-21 5 0 7 4 7 9 0 4-2 11-3 17-2 5-4 14-4 18l-7 25c-1 2-2 7-2 8 0 4 4 6 7 6 2 0 6-1 8-5 1-2 2-11 4-15z">
            <text:p/>
          </draw:path>
          <draw:path draw:style-name="gr4" draw:text-style-name="P6" draw:layer="layout" svg:width="0.06cm" svg:height="0.132cm" svg:x="8.977cm" svg:y="2.287cm" svg:viewBox="0 0 61 133" svg:d="M55 7c0-3-2-7-8-7-5 0-11 5-11 11 0 3 2 7 8 7s11-5 11-11zM14 108c0 2-1 5-1 9 0 8 8 16 19 16 20 0 29-28 29-30 0-3-3-3-3-3-4 0-4 1-4 4-5 15-14 24-22 24-4 0-5-3-5-7 0-5 2-8 3-13 3-6 4-11 7-16 1-5 9-22 9-25 1-2 2-5 2-6 0-10-8-17-19-17-20 0-29 27-29 30s2 3 3 3c3 0 3-1 4-3 5-17 14-24 21-24 3 0 6 1 6 7 0 4-2 7-7 19z">
            <text:p/>
          </draw:path>
          <draw:path draw:style-name="gr4" draw:text-style-name="P6" draw:layer="layout" svg:width="0.12cm" svg:height="0.088cm" svg:x="9.056cm" svg:y="2.331cm" svg:viewBox="0 0 121 89" svg:d="M15 75c-1 2-2 7-2 8 0 4 4 6 7 6s6-2 7-4 3-8 4-12 3-13 4-18c2-5 3-9 3-13 3-8 4-10 9-18 6-8 15-18 30-18 11 0 11 10 11 13 0 12-8 35-11 43-3 5-3 7-3 11 0 10 8 16 19 16 19 0 28-27 28-30 0-2-3-2-3-2-3 0-3 1-4 3-4 16-13 24-21 24-4 0-5-3-5-7s1-7 5-16c2-6 10-27 10-39 0-19-15-22-25-22-17 0-28 10-34 18-2-14-13-18-22-18-8 0-12 6-15 10-5 8-7 20-7 20 0 3 2 3 3 3 3 0 3-1 5-6 2-12 6-21 14-21 5 0 7 4 7 9 0 4-2 11-3 17-2 5-4 14-4 18z">
            <text:p/>
          </draw:path>
          <draw:path draw:style-name="gr4" draw:text-style-name="P6" draw:layer="layout" svg:width="0.097cm" svg:height="0.127cm" svg:x="9.193cm" svg:y="2.331cm" svg:viewBox="0 0 98 128" svg:d="M97 14c1-3 1-4 1-4 0-4-4-6-7-6-5 0-9 3-9 7-4-5-10-11-20-11-25 0-52 26-52 55 0 20 15 32 31 32 9 0 17-5 25-10l-4 17c-3 8-4 14-12 21s-17 7-22 7c-9 0-12-1-15-1 5-3 6-8 6-10 0-5-4-8-8-8-5 0-11 5-11 13 0 11 17 12 28 12 31 0 45-16 47-27zM70 61c-1 3-1 3-4 7-8 9-17 13-24 13-11 0-16-8-16-18 0-9 6-31 11-40 9-13 17-17 25-17 13 0 17 15 17 16 0 0 0 1-1 4z">
            <text:p/>
          </draw:path>
          <draw:path draw:style-name="gr4" draw:text-style-name="P6" draw:layer="layout" svg:width="0.065cm" svg:height="0.28cm" svg:x="9.345cm" svg:y="2.165cm" svg:viewBox="0 0 66 281" svg:d="M66 279c0-1 0-2-5-7-35-35-44-88-44-131 0-49 10-98 45-133 4-4 4-4 4-5 0-2-1-3-3-3-3 0-29 19-45 55-15 31-18 62-18 86 0 22 3 56 18 87 18 36 42 53 45 53 2 0 3-1 3-2z">
            <text:p/>
          </draw:path>
          <draw:path draw:style-name="gr4" draw:text-style-name="P6" draw:layer="layout" svg:width="0.14cm" svg:height="0.127cm" svg:x="9.435cm" svg:y="2.251cm" svg:viewBox="0 0 141 128" svg:d="M86 40c2-8 8-34 28-34 2 0 8 0 14 4-7 1-13 8-13 15 0 5 3 10 11 10 6 0 15-5 15-17 0-14-17-18-27-18-16 0-26 15-29 22-7-19-23-22-31-22-29 0-45 37-45 43 0 3 3 3 3 3 2 0 3 0 4-3 10-29 28-37 38-37 5 0 15 3 15 19 0 9-5 28-15 68-4 17-15 28-27 28-2 0-9 0-14-3 7-1 13-7 13-15s-6-10-11-10c-8 0-15 8-15 16 0 13 14 19 26 19 20 0 29-20 30-22 4 11 14 22 31 22 29 0 45-36 45-43 0-4-2-4-3-4-3 0-3 2-4 4-9 30-28 36-38 36-11 0-15-8-15-18 0-6 2-12 5-25z">
            <text:p/>
          </draw:path>
          <draw:path draw:style-name="gr4" draw:text-style-name="P6" draw:layer="layout" svg:width="0.065cm" svg:height="0.28cm" svg:x="9.603cm" svg:y="2.165cm" svg:viewBox="0 0 66 281" svg:d="M66 141c0-22-3-56-19-88-17-35-41-53-44-53-2 0-3 1-3 3 0 1 0 1 6 7 28 28 44 72 44 131 0 48-11 98-46 133-4 3-4 4-4 5s1 2 3 2c3 0 28-19 45-54 14-31 18-62 18-86z">
            <text:p/>
          </draw:path>
          <draw:path draw:style-name="gr4" draw:text-style-name="P6" draw:layer="layout" svg:width="0.187cm" svg:height="0.065cm" svg:x="9.789cm" svg:y="2.273cm" svg:viewBox="0 0 188 66" svg:d="M178 11c4 0 10 0 10-5 0-6-6-6-10-6h-168c-4 0-10 0-10 6 0 5 6 5 10 5zM178 66c4 0 10 0 10-5 0-6-6-6-10-6h-168c-4 0-10 0-10 6 0 5 6 5 10 5z">
            <text:p/>
          </draw:path>
          <draw:path draw:style-name="gr4" draw:text-style-name="P6" draw:layer="layout" svg:width="0.14cm" svg:height="0.127cm" svg:x="10.078cm" svg:y="2.251cm" svg:viewBox="0 0 141 128" svg:d="M86 40c2-8 8-34 28-34 2 0 8 0 14 4-7 1-13 8-13 15 0 5 3 10 11 10 6 0 15-5 15-17 0-14-17-18-27-18-16 0-26 15-29 22-7-19-23-22-31-22-29 0-45 37-45 43 0 3 3 3 3 3 2 0 3 0 4-3 10-29 28-37 38-37 5 0 15 3 15 19 0 9-5 28-15 68-4 17-15 28-27 28-2 0-9 0-14-3 7-1 13-7 13-15s-6-10-11-10c-8 0-15 8-15 16 0 13 14 19 26 19 20 0 29-20 30-22 4 11 14 22 31 22 29 0 45-36 45-43 0-4-2-4-3-4-3 0-3 2-4 4-9 30-28 36-38 36-11 0-15-8-15-18 0-6 2-12 5-25z">
            <text:p/>
          </draw:path>
        </draw:g>
        <draw:g>
          <svg:title>TexMaths</svg:title>
          <svg:desc>8§display§Id_{float}(x) = x§svg§600§FALSE§</svg:desc>
          <draw:polygon draw:style-name="gr3" draw:text-style-name="P5" draw:layer="layout" svg:width="1.739cm" svg:height="0.291cm" svg:x="9.276cm" svg:y="7.766cm" svg:viewBox="0 0 1740 292" draw:points="870,292 0,292 0,0 1740,0 1740,292">
            <text:p/>
          </draw:polygon>
          <draw:path draw:style-name="gr4" draw:text-style-name="P6" draw:layer="layout" svg:width="0.13cm" svg:height="0.192cm" svg:x="9.286cm" svg:y="7.784cm" svg:viewBox="0 0 131 193" svg:d="M96 22c2-11 3-13 26-13 7 0 9 0 9-6 0-3-3-3-5-3-8 0-28 1-36 1-9 0-30-1-38-1-2 0-6 0-6 6 0 3 3 3 8 3 12 0 20 0 20 5 0 1 0 2-1 4l-39 153c-2 11-3 13-25 13-7 0-9 0-9 6 0 3 3 3 4 3 9 0 29-1 38-1 8 0 28 1 37 1 3 0 6 0 6-6 0-3-3-3-9-3-5 0-6 0-12-1-6 0-7-1-7-4 0-2 1-4 1-7z">
            <text:p/>
          </draw:path>
          <draw:path draw:style-name="gr4" draw:text-style-name="P6" draw:layer="layout" svg:width="0.133cm" svg:height="0.198cm" svg:x="9.433cm" svg:y="7.781cm" svg:viewBox="0 0 134 199" svg:d="M134 3c0 0 0-3-3-3-5 0-31 2-36 3-2 0-4 2-4 6 0 3 3 3 7 3 13 0 14 2 14 5l-1 5-17 68c-5-11-13-19-26-19-33 0-68 42-68 83 0 26 15 45 38 45 5 0 20-1 36-21 3 12 12 21 26 21 10 0 17-6 21-16 5-9 9-27 9-28 0-2-3-2-4-2-3 0-3 1-4 5-4 18-10 35-21 35-8 0-9-7-9-13 0-7 1-9 2-13zM76 163c-2 4-2 5-6 10-12 15-24 20-32 20-14 0-18-15-18-26 0-15 9-49 16-62 9-17 21-27 33-27 18 0 21 23 21 25 0 1 0 3 0 4z">
            <text:p/>
          </draw:path>
          <draw:path draw:style-name="gr4" draw:text-style-name="P6" draw:layer="layout" svg:width="0.105cm" svg:height="0.178cm" svg:x="9.582cm" svg:y="7.88cm" svg:viewBox="0 0 106 179" svg:d="M66 61h20c4 0 6 0 6-4 0-3-2-3-6-3h-18c4-25 6-34 7-40 1-4 6-8 11-8 0 0 5 0 8 2-8 2-8 10-8 10 0 5 4 8 8 8 5 0 12-4 12-12 0-9-11-14-20-14s-19 5-24 15c-4 7-6 16-10 39h-16c-4 0-6 0-6 4 0 3 2 3 6 3h14c0 1-12 73-17 94-1 4-4 19-14 19 0 0-5 0-9-2 8-3 9-10 9-11 0-5-3-7-8-7s-11 4-11 12c0 9 10 13 19 13 13 0 22-12 24-16 7-14 11-38 12-40z">
            <text:p/>
          </draw:path>
          <draw:path draw:style-name="gr4" draw:text-style-name="P6" draw:layer="layout" svg:width="0.044cm" svg:height="0.138cm" svg:x="9.71cm" svg:y="7.882cm" svg:viewBox="0 0 45 139" svg:d="M44 6c0 0 1-3 1-4 0 0-1-2-3-2-4 0-21 2-26 2-2 0-4 0-4 4s2 4 5 4c9 0 9 0 9 2s0 3 0 5l-25 98c-1 1-1 4-1 6 0 13 11 18 21 18 5 0 11-1 16-10 5-7 7-19 7-20 0-2-2-2-3-2-3 0-3 1-4 4-3 10-7 23-15 23-5 0-7-5-7-10 0-2 1-5 1-8z">
            <text:p/>
          </draw:path>
          <draw:path draw:style-name="gr4" draw:text-style-name="P6" draw:layer="layout" svg:width="0.092cm" svg:height="0.089cm" svg:x="9.782cm" svg:y="7.932cm" svg:viewBox="0 0 93 90" svg:d="M93 34c0-21-16-34-36-34-29 0-57 28-57 55 0 20 14 35 36 35 29 0 57-27 57-56zM36 84c-10 0-19-6-19-22 0-8 3-28 11-39 9-13 20-17 29-17 11 0 20 7 20 22 0 4-3 24-11 38-8 12-20 18-30 18z">
            <text:p/>
          </draw:path>
          <draw:path draw:style-name="gr4" draw:text-style-name="P6" draw:layer="layout" svg:width="0.1cm" svg:height="0.089cm" svg:x="9.893cm" svg:y="7.932cm" svg:viewBox="0 0 101 90" svg:d="M72 12c-5-7-11-12-21-12-25 0-51 28-51 57 0 19 13 33 30 33 11 0 20-7 28-14 4 11 16 14 20 14 8 0 12-5 16-11 4-8 7-19 7-20 0-2-3-2-3-2-3 0-3 1-4 5-3 10-7 22-15 22-5 0-6-4-6-9 0-4 1-11 2-17 2-4 4-13 5-17l4-15c1-5 3-15 3-16 0-4-3-6-6-6s-8 2-9 8zM59 62c-1 6-6 10-10 14-2 2-10 8-19 8-7 0-14-5-14-19 0-11 6-33 10-40 9-16 20-19 25-19 14 0 18 15 18 17 0 1 0 2-1 3z">
            <text:p/>
          </draw:path>
          <draw:path draw:style-name="gr4" draw:text-style-name="P6" draw:layer="layout" svg:width="0.066cm" svg:height="0.125cm" svg:x="10.01cm" svg:y="7.896cm" svg:viewBox="0 0 67 126" svg:d="M41 46h20c4 0 6 0 6-5 0-3-2-3-5-3h-20l8-29c0-1 0-2 0-3 0-4-3-6-6-6-6 0-8 3-10 9-1 5 1-5-8 29h-20c-4 0-6 0-6 4s2 4 6 4h19l-12 46c-1 6-3 12-3 15 0 12 10 19 21 19 23 0 35-27 35-31 0-2-3-2-3-2-2 0-3 1-5 4-5 12-15 23-26 23-4 0-7-2-7-9 0-2 1-7 1-8z">
            <text:p/>
          </draw:path>
          <draw:path draw:style-name="gr4" draw:text-style-name="P6" draw:layer="layout" svg:width="0.065cm" svg:height="0.281cm" svg:x="10.13cm" svg:y="7.765cm" svg:viewBox="0 0 66 282" svg:d="M66 280c0-1 0-2-5-7-35-35-44-89-44-132 0-49 10-98 45-133 4-4 4-4 4-5 0-2-1-3-3-3-3 0-29 19-45 55-15 32-18 63-18 86 0 22 3 56 18 88 18 35 42 53 45 53 2 0 3-1 3-2z">
            <text:p/>
          </draw:path>
          <draw:path draw:style-name="gr4" draw:text-style-name="P6" draw:layer="layout" svg:width="0.14cm" svg:height="0.127cm" svg:x="10.22cm" svg:y="7.852cm" svg:viewBox="0 0 141 128" svg:d="M86 40c2-8 8-34 28-34 2 0 8 0 14 4-7 1-13 8-13 15 0 5 3 10 11 10 6 0 15-5 15-17 0-14-17-18-27-18-16 0-26 15-29 22-7-19-23-22-31-22-29 0-45 37-45 43 0 3 3 3 3 3 2 0 3 0 4-3 10-29 28-37 38-37 5 0 15 3 15 19 0 9-5 28-15 68-4 18-15 29-27 29-2 0-9 0-14-3 7-2 13-8 13-16s-6-10-11-10c-8 0-15 8-15 17 0 13 14 18 26 18 20 0 29-20 30-21 4 10 14 21 31 21 29 0 45-36 45-43 0-3-2-3-3-3-3 0-3 1-4 3-9 30-28 37-38 37-11 0-15-9-15-19 0-6 2-12 5-24z">
            <text:p/>
          </draw:path>
          <draw:path draw:style-name="gr4" draw:text-style-name="P6" draw:layer="layout" svg:width="0.065cm" svg:height="0.281cm" svg:x="10.388cm" svg:y="7.765cm" svg:viewBox="0 0 66 282" svg:d="M66 141c0-22-3-56-19-88-17-35-41-53-44-53-2 0-3 1-3 3 0 1 0 1 6 7 28 28 44 73 44 131 0 49-11 99-46 134-4 3-4 4-4 5s1 2 3 2c3 0 28-19 45-54 14-32 18-63 18-87z">
            <text:p/>
          </draw:path>
          <draw:path draw:style-name="gr4" draw:text-style-name="P6" draw:layer="layout" svg:width="0.187cm" svg:height="0.065cm" svg:x="10.574cm" svg:y="7.873cm" svg:viewBox="0 0 188 66" svg:d="M178 11c4 0 10 0 10-5 0-6-6-6-10-6h-168c-4 0-10 0-10 6 0 5 6 5 10 5zM178 66c4 0 10 0 10-5 0-6-6-6-10-6h-168c-4 0-10 0-10 6 0 5 6 5 10 5z">
            <text:p/>
          </draw:path>
          <draw:path draw:style-name="gr4" draw:text-style-name="P6" draw:layer="layout" svg:width="0.14cm" svg:height="0.127cm" svg:x="10.863cm" svg:y="7.852cm" svg:viewBox="0 0 141 128" svg:d="M86 40c2-8 8-34 28-34 2 0 8 0 14 4-7 1-13 8-13 15 0 5 3 10 11 10 6 0 15-5 15-17 0-14-17-18-27-18-16 0-26 15-29 22-7-19-23-22-31-22-29 0-45 37-45 43 0 3 3 3 3 3 2 0 3 0 4-3 10-29 28-37 38-37 5 0 15 3 15 19 0 9-5 28-15 68-4 18-15 29-27 29-2 0-9 0-14-3 7-2 13-8 13-16s-6-10-11-10c-8 0-15 8-15 17 0 13 14 18 26 18 20 0 29-20 30-21 4 10 14 21 31 21 29 0 45-36 45-43 0-3-2-3-3-3-3 0-3 1-4 3-9 30-28 37-38 37-11 0-15-9-15-19 0-6 2-12 5-24z">
            <text:p/>
          </draw:path>
        </draw:g>
        <draw:connector draw:style-name="gr2" draw:text-style-name="P4" draw:layer="layout" draw:type="line" svg:x1="4.763cm" svg:y1="3.69cm" svg:x2="7.866cm" svg:y2="3.691cm" draw:start-shape="id1" draw:start-glue-point="10" draw:end-shape="id2" svg:d="M4763 3690l3103 1" svg:viewBox="0 0 3104 2">
          <text:p/>
        </draw:connector>
        <draw:g>
          <svg:title>TexMaths</svg:title>
          <svg:desc>7§display§toString§svg§600§FALSE§</svg:desc>
          <draw:polygon draw:style-name="gr3" draw:text-style-name="P5" draw:layer="layout" svg:width="0.935cm" svg:height="0.215cm" svg:x="6.102cm" svg:y="3.478cm" svg:viewBox="0 0 936 216" draw:points="468,216 0,216 0,0 936,0 936,216">
            <text:p/>
          </draw:polygon>
          <draw:path draw:style-name="gr4" draw:text-style-name="P6" draw:layer="layout" svg:width="0.075cm" svg:height="0.157cm" svg:x="6.108cm" svg:y="3.492cm" svg:viewBox="0 0 76 158" svg:d="M46 56h23c5 0 7 0 7-5 0-3-2-3-7-3h-21c9-35 9-40 9-41 0-4-2-7-7-7 0 0-7 0-9 9l-10 39h-23c-5 0-8 0-8 5 0 3 2 3 7 3h22c-18 70-19 74-19 79 0 13 10 23 23 23 25 0 39-37 39-38 0-3-2-3-3-3-2 0-2 1-3 4-11 25-24 31-32 31-6 0-8-3-8-11 0-6 0-8 1-12z">
            <text:p/>
          </draw:path>
          <draw:path draw:style-name="gr4" draw:text-style-name="P6" draw:layer="layout" svg:width="0.105cm" svg:height="0.111cm" svg:x="6.201cm" svg:y="3.537cm" svg:viewBox="0 0 106 112" svg:d="M106 42c0-26-17-42-39-42-34 0-67 35-67 70 0 25 17 42 40 42 33 0 66-34 66-70zM40 107c-11 0-22-8-22-27 0-12 7-39 15-52 12-19 27-22 33-22 15 0 22 12 22 26 0 10-5 36-14 52-9 14-23 23-34 23z">
            <text:p/>
          </draw:path>
          <draw:path draw:style-name="gr4" draw:text-style-name="P6" draw:layer="layout" svg:width="0.145cm" svg:height="0.179cm" svg:x="6.322cm" svg:y="3.472cm" svg:viewBox="0 0 146 180" svg:d="M146 3c0-2 0-3-2-3-1 0-2 0-5 4l-12 14c-6-12-18-18-35-18-31 0-61 29-61 58 0 21 13 32 26 35l26 7c9 2 23 7 23 27 0 22-20 45-44 45-16 0-44-5-44-36 0-6 2-12 2-13s0-2 0-2c0-3-2-3-2-3-2 0-3 0-3 1-1 1-15 58-15 58 0 2 1 3 3 3 1 0 1-1 4-4l13-14c10 15 27 18 41 18 34 0 63-33 63-64 0-17-8-26-12-28-6-7-10-7-31-13-6-1-15-4-17-4-7-3-15-10-15-23 0-20 20-41 43-41 21 0 35 11 35 39 0 7 0 11 0 13 0 1 0 3 3 3 2 0 2-1 3-5z">
            <text:p/>
          </draw:path>
          <draw:path draw:style-name="gr4" draw:text-style-name="P6" draw:layer="layout" svg:width="0.075cm" svg:height="0.157cm" svg:x="6.479cm" svg:y="3.492cm" svg:viewBox="0 0 76 158" svg:d="M46 56h23c5 0 7 0 7-5 0-3-2-3-7-3h-21c9-35 9-40 9-41 0-4-2-7-7-7 0 0-7 0-9 9l-10 39h-23c-5 0-8 0-8 5 0 3 2 3 7 3h22c-18 70-19 74-19 79 0 13 10 23 23 23 25 0 39-37 39-38 0-3-2-3-3-3-2 0-2 1-3 4-11 25-24 31-32 31-6 0-8-3-8-11 0-6 0-8 1-12z">
            <text:p/>
          </draw:path>
          <draw:path draw:style-name="gr4" draw:text-style-name="P6" draw:layer="layout" svg:width="0.1cm" svg:height="0.111cm" svg:x="6.57cm" svg:y="3.537cm" svg:viewBox="0 0 101 112" svg:d="M15 95c-1 4-2 9-2 11 0 4 3 6 7 6 2 0 7-2 9-7 0-1 9-34 10-39 2-8 6-25 8-32 1-3 8-15 13-21 2-1 9-7 21-7 6 0 9 2 10 2-8 2-13 7-13 14 0 4 3 9 10 9 6 0 13-6 13-15 0-8-8-16-20-16-17 0-28 12-33 19-1-11-10-19-22-19-11 0-16 10-18 14-4 8-8 23-8 24 0 3 3 3 3 3 3 0 3 0 4-6 4-17 9-29 18-29 4 0 8 2 8 11 0 5-1 8-4 21z">
            <text:p/>
          </draw:path>
          <draw:path draw:style-name="gr4" draw:text-style-name="P6" draw:layer="layout" svg:width="0.065cm" svg:height="0.165cm" svg:x="6.687cm" svg:y="3.483cm" svg:viewBox="0 0 66 166" svg:d="M64 9c0-5-4-9-10-9s-13 6-13 13c0 5 3 9 9 9s14-6 14-13zM45 102c3-7 3-8 5-14 2-5 3-9 3-14 0-11-7-20-20-20-24 0-33 36-33 39 0 2 3 2 3 2 3 0 3-1 4-5 7-23 17-30 25-30 2 0 7 0 7 7 0 6-3 11-3 14-2 6-14 35-18 45-2 6-5 15-5 20 0 12 8 20 20 20 24 0 33-36 33-38 0-3-2-3-4-3s-2 1-3 5c-4 16-13 31-25 31-5 0-7-3-7-8 0-7 2-10 8-25z">
            <text:p/>
          </draw:path>
          <draw:path draw:style-name="gr4" draw:text-style-name="P6" draw:layer="layout" svg:width="0.133cm" svg:height="0.111cm" svg:x="6.771cm" svg:y="3.537cm" svg:viewBox="0 0 134 112" svg:d="M15 95c-1 4-2 9-2 11 0 4 3 6 7 6 2 0 7-2 9-7 0 0 3-12 4-18l6-23c1-4 2-10 4-16 1-4 3-12 3-12 4-8 17-30 40-30 11 0 13 9 13 17 0 15-11 47-16 58-2 5-2 8-2 11 0 12 9 20 20 20 23 0 33-36 33-38 0-3-3-3-4-3-2 0-2 1-3 5-5 17-14 31-25 31-5 0-6-3-6-8 0-6 2-13 4-18 5-13 16-40 16-54 0-17-12-27-29-27-23 0-34 16-39 22-1-14-11-22-22-22s-16 10-18 14c-4 8-8 23-8 24 0 3 3 3 3 3 3 0 3 0 4-6 4-17 9-29 18-29 5 0 8 2 8 11 0 5-1 8-4 21z">
            <text:p/>
          </draw:path>
          <draw:path draw:style-name="gr4" draw:text-style-name="P6" draw:layer="layout" svg:width="0.112cm" svg:height="0.159cm" svg:x="6.915cm" svg:y="3.537cm" svg:viewBox="0 0 113 160" svg:d="M113 16c0-1 0-3 0-4 0-4-2-7-7-7-2 0-9 2-9 10-5-9-14-15-23-15-29 0-59 34-59 70 0 25 14 39 33 39 14 0 26-12 28-14-5 22-8 33-8 33-1 2-9 27-36 27-4 0-12-1-19-3 7-2 10-8 10-13 0-4-3-9-10-9-5 0-13 5-13 15s9 15 33 15c31 0 49-19 52-34zM81 78c-2 6-7 12-13 17-5 5-13 9-20 9-12 0-16-13-16-23 0-12 7-41 14-54 7-12 17-21 28-21 16 0 19 19 19 21 0 1 0 2-1 3z">
            <text:p/>
          </draw:path>
        </draw:g>
        <draw:connector draw:style-name="gr2" draw:text-style-name="P4" draw:layer="layout" draw:type="line" svg:x1="8.266cm" svg:y1="9.292cm" svg:x2="4.065cm" svg:y2="4.325cm" draw:start-shape="id3" draw:start-glue-point="6" draw:end-shape="id1" draw:end-glue-point="8" svg:d="M8266 9292l-4201-4967" svg:viewBox="0 0 4202 4968">
          <text:p/>
        </draw:connector>
        <draw:g>
          <svg:title>TexMaths</svg:title>
          <svg:desc>7§display§round§svg§600§FALSE§</svg:desc>
          <draw:polygon draw:style-name="gr3" draw:text-style-name="P5" draw:layer="layout" svg:width="0.651cm" svg:height="0.17cm" draw:transform="rotate (-0.815243293606552) translate (6.06728262390657cm 6.76353107586983cm)" svg:viewBox="0 0 652 171" draw:points="326,171 0,171 0,0 652,0 652,171">
            <text:p/>
          </draw:polygon>
          <draw:path draw:style-name="gr4" draw:text-style-name="P6" draw:layer="layout" svg:width="0.1cm" svg:height="0.111cm" draw:transform="rotate (-0.815243293606552) translate (6.02732367225369cm 6.81079455414219cm)" svg:viewBox="0 0 101 112" svg:d="M15 94c-1 5-2 10-2 12 0 4 3 6 7 6 2 0 7-2 9-7 0-1 9-34 10-39 2-8 6-25 8-32 1-3 8-15 13-21 2-1 9-7 21-7 6 0 9 2 10 2-8 2-13 7-13 14 0 4 3 9 10 9 6 0 13-6 13-15 0-8-8-16-20-16-17 0-28 12-33 19-1-11-10-19-22-19-11 0-16 10-18 14-4 8-8 23-8 24 0 3 3 3 3 3 3 0 3 0 4-6 4-18 9-29 18-29 4 0 8 2 8 11 0 5-1 7-4 21z">
            <text:p/>
          </draw:path>
          <draw:path draw:style-name="gr4" draw:text-style-name="P6" draw:layer="layout" svg:width="0.105cm" svg:height="0.111cm" draw:transform="rotate (-0.815243293606552) translate (6.10991891138784cm 6.8984731473656cm)" svg:viewBox="0 0 106 112" svg:d="M106 42c0-26-17-42-39-42-34 0-67 35-67 70 0 24 17 42 40 42 33 0 66-34 66-70zM40 106c-11 0-22-7-22-26 0-12 7-39 15-52 12-19 27-22 33-22 15 0 22 11 22 26 0 10-5 36-14 52-9 14-23 22-34 22z">
            <text:p/>
          </draw:path>
          <draw:path draw:style-name="gr4" draw:text-style-name="P6" draw:layer="layout" svg:width="0.126cm" svg:height="0.111cm" draw:transform="rotate (-0.815243293606553) translate (6.18963292124987cm 6.98309318501145cm)" svg:viewBox="0 0 127 112" svg:d="M79 96c3 10 12 16 23 16 8 0 14-6 18-13 4-10 7-25 7-25 0-3-2-3-3-3-2 0-2 2-4 5-2 13-7 30-18 30-5 0-7-3-7-11 0-6 2-17 4-26l7-26c1-4 4-14 5-17 1-6 3-15 3-17 0-4-3-6-7-6-1 0-8 0-10 8-4 18-15 62-18 75-1 1-10 20-29 20-12 0-14-10-14-20 0-13 6-33 13-50 3-7 4-11 4-16 0-11-8-20-20-20-24 0-33 36-33 38 0 3 3 3 3 3 3 0 3-1 4-5 6-21 15-30 25-30 2 0 6 0 6 7s-2 14-4 18c-9 24-14 39-14 51 0 24 16 30 30 30 17 0 25-11 29-16z">
            <text:p/>
          </draw:path>
          <draw:path draw:style-name="gr4" draw:text-style-name="P6" draw:layer="layout" svg:width="0.133cm" svg:height="0.111cm" draw:transform="rotate (-0.815243293606553) translate (6.28567389698726cm 7.0850450375968cm)" svg:viewBox="0 0 134 112" svg:d="M15 94c-1 5-2 10-2 12 0 4 3 6 7 6 2 0 7-2 9-7 0 0 3-12 5-18l5-23c2-5 3-10 4-16 1-4 3-12 3-12 4-8 17-30 41-30 11 0 13 9 13 17 0 15-12 47-16 57-2 6-3 9-3 12 0 11 9 20 21 20 23 0 32-36 32-38 0-3-2-3-3-3-2 0-2 1-4 5-4 17-13 30-25 30-4 0-6-2-6-7 0-7 3-13 5-18 5-13 15-40 15-54 0-17-11-27-28-27-23 0-35 16-39 22-1-14-12-22-23-22s-16 10-18 14c-4 8-8 23-8 24 0 3 3 3 3 3 3 0 3 0 4-6 4-18 9-29 18-29 5 0 8 2 8 11 0 5-1 7-4 21z">
            <text:p/>
          </draw:path>
          <draw:path draw:style-name="gr4" draw:text-style-name="P6" draw:layer="layout" svg:width="0.117cm" svg:height="0.173cm" draw:transform="rotate (-0.815243293606552) translate (6.43370738919829cm 7.15148847642864cm)" svg:viewBox="0 0 118 174" svg:d="M118 3c0 0 0-3-3-3-4 0-27 2-32 3-2 0-3 1-3 5 0 2 2 2 5 2 12 0 13 2 13 5l-1 5-14 58c-5-10-12-16-23-16-29 0-60 37-60 72 0 23 13 40 33 40 5 0 17-1 32-19 2 11 11 19 23 19 9 0 14-6 18-14s7-24 7-24c0-3-2-3-2-3-3 0-3 1-4 5-4 16-9 30-19 30-7 0-7-6-7-11 0-6 0-7 1-12zM67 142c-2 4-2 5-5 9-12 13-21 17-28 17-13 0-16-13-16-23 0-12 7-42 14-53 7-15 18-24 28-24 16 0 19 20 19 21 0 2 0 3-1 5z">
            <text:p/>
          </draw:path>
        </draw:g>
        <draw:connector draw:style-name="gr2" draw:text-style-name="P4" draw:layer="layout" draw:type="curve" svg:x1="4.065cm" svg:y1="4.325cm" svg:x2="8.266cm" svg:y2="9.292cm" draw:start-shape="id1" draw:start-glue-point="8" draw:end-shape="id3" draw:end-glue-point="6" svg:d="M4065 4325c0 3312 1400 4967 4201 4967" svg:viewBox="0 0 4202 4968">
          <text:p/>
        </draw:connector>
        <draw:g>
          <svg:title>TexMaths</svg:title>
          <svg:desc>7§display§toFloat§svg§600§FALSE§</svg:desc>
          <draw:polygon draw:style-name="gr3" draw:text-style-name="P5" draw:layer="layout" svg:width="0.814cm" svg:height="0.17cm" draw:transform="rotate (-0.830253125173704) translate (4.89910070460173cm 7.70336594535129cm)" svg:viewBox="0 0 815 171" draw:points="408,171 0,171 0,0 815,0 815,171">
            <text:p/>
          </draw:polygon>
          <draw:path draw:style-name="gr4" draw:text-style-name="P6" draw:layer="layout" svg:width="0.075cm" svg:height="0.156cm" draw:transform="rotate (-0.830253125173704) translate (4.89101689853416cm 7.71834412799388cm)" svg:viewBox="0 0 76 157" svg:d="M46 56h23c5 0 7 0 7-5 0-3-2-3-7-3h-21c9-35 9-40 9-41 0-4-2-7-7-7 0 0-7 0-9 9l-10 39h-23c-5 0-8 0-8 5 0 3 2 3 7 3h22c-18 70-19 74-19 78 0 13 10 23 23 23 25 0 39-36 39-38s-2-2-3-2c-2 0-2 0-3 3-11 26-24 32-32 32-6 0-8-3-8-12 0-6 0-7 1-11z">
            <text:p/>
          </draw:path>
          <draw:path draw:style-name="gr4" draw:text-style-name="P6" draw:layer="layout" svg:width="0.105cm" svg:height="0.111cm" draw:transform="rotate (-0.830253125173704) translate (4.92032001207379cm 7.81772381793081cm)" svg:viewBox="0 0 106 112" svg:d="M106 42c0-26-17-42-39-42-34 0-67 35-67 70 0 24 17 42 40 42 33 0 66-34 66-70zM40 106c-11 0-22-7-22-26 0-12 7-39 15-52 12-19 27-22 33-22 15 0 22 11 22 26 0 10-5 36-14 52-9 14-23 22-34 22z">
            <text:p/>
          </draw:path>
          <draw:path draw:style-name="gr4" draw:text-style-name="P6" draw:layer="layout" svg:width="0.175cm" svg:height="0.167cm" draw:transform="rotate (-0.830253125173704) translate (5.04348101469933cm 7.86545930970345cm)" svg:viewBox="0 0 176 168" svg:d="M66 87h24c18 0 20 5 20 12 0 2 0 4-1 11-1 2-2 3-2 3 0 2 2 4 4 4s2-1 3-6l13-53c1-3 1-3 1-4s0-3-3-3c-2 0-2 1-3 5-5 19-11 24-32 24h-23l16-63c2-9 2-9 14-9h33c30 0 35 8 35 27 0 6 0 6 0 13-1 3-1 4-1 4 0 2 1 3 3 3s3-1 3-5l6-43c0-7-1-7-7-7h-121c-5 0-7 0-7 5 0 3 2 3 6 3 9 0 16 0 16 4 0 1 0 1-1 6l-33 130c-2 10-2 12-22 12-4 0-7 0-7 5 0 3 3 3 4 3 7 0 25-1 32-1 9 0 29 1 37 1 3 0 5 0 5-5 0-2-1-2-1-3-1 0-1 0-7 0s-7 0-13-1c-7 0-8-1-8-5 0 0 0-2 1-5z">
            <text:p/>
          </draw:path>
          <draw:path draw:style-name="gr4" draw:text-style-name="P6" draw:layer="layout" svg:width="0.052cm" svg:height="0.173cm" draw:transform="rotate (-0.830253125173704) translate (5.17644182650643cm 8.00573830586408cm)" svg:viewBox="0 0 53 174" svg:d="M53 3c0 0 0-3-3-3-6 0-24 2-30 3-2 0-5 0-5 5 0 2 3 2 6 2 12 0 13 3 13 5l-1 5-32 123c0 2-1 4-1 8 0 14 11 23 22 23 9 0 15-5 19-14 5-9 8-24 8-24 0-3-2-3-3-3-3 0-3 1-3 5-5 16-9 30-20 30-7 0-7-7-7-11 0-6 0-7 2-12z">
            <text:p/>
          </draw:path>
          <draw:path draw:style-name="gr4" draw:text-style-name="P6" draw:layer="layout" svg:width="0.105cm" svg:height="0.111cm" draw:transform="rotate (-0.830253125173704) translate (5.18250100782835cm 8.10454689914928cm)" svg:viewBox="0 0 106 112" svg:d="M106 42c0-26-17-42-39-42-34 0-67 35-67 70 0 24 17 42 40 42 33 0 66-34 66-70zM40 106c-11 0-22-7-22-26 0-12 7-39 15-52 12-19 27-22 33-22 15 0 22 11 22 26 0 10-5 36-14 52-9 14-23 22-34 22z">
            <text:p/>
          </draw:path>
          <draw:path draw:style-name="gr4" draw:text-style-name="P6" draw:layer="layout" svg:width="0.112cm" svg:height="0.111cm" draw:transform="rotate (-0.830253125173704) translate (5.26233630203109cm 8.19188581937617cm)" svg:viewBox="0 0 113 112" svg:d="M83 16c-5-9-12-16-23-16-29 0-60 36-60 73 0 23 13 39 33 39 5 0 17-1 32-18 2 10 11 18 23 18 9 0 14-6 18-13 4-10 7-25 7-25 0-3-2-3-2-3-3 0-3 2-4 5-4 16-9 30-19 30-7 0-7-6-7-11 0-6 0-7 3-18s3-13 6-22l8-35c2-7 2-7 2-8 0-4-3-7-7-7-6 0-10 5-10 11zM67 80c-2 5-2 5-5 9-12 14-21 17-28 17-13 0-16-13-16-23 0-12 7-42 14-54 7-14 18-23 28-23 16 0 20 20 20 21 0 2-1 3-2 4z">
            <text:p/>
          </draw:path>
          <draw:path draw:style-name="gr4" draw:text-style-name="P6" draw:layer="layout" svg:width="0.075cm" svg:height="0.156cm" draw:transform="rotate (-0.830253125173704) translate (5.38042142394268cm 8.25374721293503cm)" svg:viewBox="0 0 76 157" svg:d="M46 56h23c5 0 7 0 7-5 0-3-2-3-7-3h-21c9-35 9-40 9-41 0-4-2-7-7-7 0 0-7 0-9 9l-10 39h-23c-5 0-8 0-8 5 0 3 2 3 7 3h22c-18 70-19 74-19 78 0 13 10 23 23 23 25 0 39-36 39-38s-2-2-3-2c-2 0-2 0-3 3-11 26-24 32-32 32-6 0-8-3-8-12 0-6 0-7 1-11z">
            <text:p/>
          </draw:path>
        </draw:g>
        <draw:connector draw:style-name="gr5" draw:text-style-name="P4" draw:layer="layout" draw:type="line" svg:x1="8.964cm" svg:y1="8.657cm" svg:x2="8.565cm" svg:y2="4.326cm" draw:start-shape="id3" draw:end-shape="id2" draw:end-glue-point="8" svg:d="M8964 8657l-399-4331" svg:viewBox="0 0 400 4332">
          <text:p/>
        </draw:connector>
        <draw:g>
          <svg:title>TexMaths</svg:title>
          <svg:desc>7§display§toString(round(x))§svg§600§FALSE§</svg:desc>
          <draw:polygon draw:style-name="gr3" draw:text-style-name="P5" draw:layer="layout" svg:width="2.107cm" svg:height="0.244cm" draw:transform="rotate (0.00785398163397448) translate (7.68072314329509cm 5.89518086543883cm)" svg:viewBox="0 0 2108 245" draw:points="1054,245 0,245 0,0 2108,0 2108,245">
            <text:p/>
          </draw:polygon>
          <draw:path draw:style-name="gr4" draw:text-style-name="P6" draw:layer="layout" svg:width="0.075cm" svg:height="0.156cm" draw:transform="rotate (0.00785398163397448) translate (7.68655792684027cm 5.9251871014538cm)" svg:viewBox="0 0 76 157" svg:d="M45 56h24c4 0 7 0 7-5 0-3-3-3-7-3h-21c9-35 9-40 9-41 0-4-2-7-7-7 0 0-7 0-9 9l-10 39h-23c-5 0-8 0-8 5 0 3 2 3 7 3h22c-18 70-19 74-19 78 0 13 10 23 23 23 25 0 39-36 39-37 0-3-2-3-3-3-2 0-3 0-3 3-11 26-24 32-32 32-6 0-8-3-8-12 0-6 0-7 1-11z">
            <text:p/>
          </draw:path>
          <draw:path draw:style-name="gr4" draw:text-style-name="P6" draw:layer="layout" svg:width="0.105cm" svg:height="0.111cm" draw:transform="rotate (0.00785398163397448) translate (7.77998867684618cm 5.96918193523485cm)" svg:viewBox="0 0 106 112" svg:d="M106 42c0-26-17-42-40-42-33 0-66 35-66 70 0 24 17 42 40 42 33 0 66-34 66-70zM40 106c-11 0-22-7-22-26 0-12 6-39 15-52 12-19 26-22 33-22 14 0 22 11 22 26 0 10-5 36-15 52-8 14-22 22-33 22z">
            <text:p/>
          </draw:path>
          <draw:path draw:style-name="gr4" draw:text-style-name="P6" draw:layer="layout" svg:width="0.145cm" svg:height="0.179cm" draw:transform="rotate (0.00785398163397448) translate (7.90055699765037cm 5.90393753675657cm)" svg:viewBox="0 0 146 180" svg:d="M146 3c0-2 0-3-2-3-1 0-2 0-5 3l-12 14c-6-11-19-17-35-17-31 0-61 29-61 58 0 20 13 31 26 35l26 7c9 2 23 6 23 26 0 22-20 46-44 46-17 0-44-6-44-36 0-6 2-12 2-14v-1c0-3-2-3-3-3s-2 0-2 1c-1 1-15 57-15 58s1 3 3 3c1 0 1-1 4-5l13-14c10 15 27 19 41 19 33 0 63-33 63-64 0-17-9-26-12-29-6-6-10-7-32-12-5-2-14-4-16-4-7-3-15-10-15-23 0-20 20-41 43-41 21 0 35 10 35 38 0 8 0 12 0 14 0 0 0 3 2 3 3 0 3-1 4-5z">
            <text:p/>
          </draw:path>
          <draw:path draw:style-name="gr4" draw:text-style-name="P6" draw:layer="layout" svg:width="0.075cm" svg:height="0.156cm" draw:transform="rotate (0.00785398163397448) translate (8.05817594698349cm 5.92226836033429cm)" svg:viewBox="0 0 76 157" svg:d="M45 56h24c4 0 7 0 7-5 0-3-3-3-7-3h-21c9-35 9-40 9-41 0-4-2-7-7-7 0 0-7 0-9 9l-10 39h-23c-5 0-8 0-8 5 0 3 2 3 7 3h22c-18 70-19 74-19 78 0 13 10 23 23 23 25 0 39-36 39-37 0-3-2-3-3-3-2 0-3 0-3 3-11 26-24 32-32 32-6 0-8-3-8-12 0-6 0-7 1-11z">
            <text:p/>
          </draw:path>
          <draw:path draw:style-name="gr4" draw:text-style-name="P6" draw:layer="layout" svg:width="0.1cm" svg:height="0.111cm" draw:transform="rotate (0.00785398163397448) translate (8.14880731454011cm 5.96628518086577cm)" svg:viewBox="0 0 101 112" svg:d="M15 94c-1 5-2 10-2 12 0 4 3 6 7 6 2 0 7-2 9-7 0-1 9-34 9-39 3-8 7-25 9-32 1-3 8-15 13-21 2-1 9-7 20-7 7 0 10 2 11 2-8 2-13 7-13 14 0 4 2 9 9 9s14-6 14-15c0-8-8-16-21-16-16 0-27 12-32 19-1-11-10-19-22-19-11 0-16 10-18 14-5 8-8 23-8 24 0 3 3 3 3 3 3 0 3 0 4-6 4-18 9-29 18-29 4 0 8 2 8 11 0 5-1 7-4 21z">
            <text:p/>
          </draw:path>
          <draw:path draw:style-name="gr4" draw:text-style-name="P6" draw:layer="layout" svg:width="0.065cm" svg:height="0.165cm" draw:transform="rotate (0.00785398163397448) translate (8.26595873936871cm 5.91155089705197cm)" svg:viewBox="0 0 66 166" svg:d="M64 9c0-5-4-9-10-9s-13 6-13 13c0 4 3 9 9 9s14-6 14-13zM45 101c3-7 3-7 5-14 2-5 3-8 3-13 0-11-8-20-20-20-24 0-33 35-33 38 0 2 3 2 3 2 3 0 3 0 4-4 7-23 17-31 25-31 2 0 6 0 6 8 0 6-2 11-2 13-2 7-14 35-18 46-2 6-5 14-5 19 0 12 8 21 20 21 24 0 33-36 33-38 0-3-2-3-4-3s-2 1-3 5c-4 15-13 30-25 30-5 0-7-2-7-8s2-9 8-25z">
            <text:p/>
          </draw:path>
          <draw:path draw:style-name="gr4" draw:text-style-name="P6" draw:layer="layout" svg:width="0.133cm" svg:height="0.111cm" draw:transform="rotate (0.00785398163397448) translate (8.35036285088897cm 5.96470213483484cm)" svg:viewBox="0 0 134 112" svg:d="M15 94c-1 5-2 10-2 12 0 4 3 6 7 6 2 0 7-2 9-7 0 0 2-12 4-18l5-23c2-5 3-10 5-16 1-4 2-12 3-12 4-8 17-30 40-30 11 0 13 9 13 17 0 15-12 47-16 57-2 6-2 9-2 12 0 11 9 20 20 20 23 0 33-36 33-38 0-3-3-3-4-3-2 0-2 1-3 5-5 17-14 30-26 30-4 0-5-2-5-7 0-7 2-13 4-18 5-13 15-40 15-54 0-17-11-27-28-27-23 0-35 16-39 22-1-14-11-22-22-22s-16 10-18 14c-5 8-8 23-8 24 0 3 3 3 3 3 3 0 3 0 4-6 4-18 9-29 18-29 5 0 8 2 8 11 0 5-1 7-4 21z">
            <text:p/>
          </draw:path>
          <draw:path draw:style-name="gr4" draw:text-style-name="P6" draw:layer="layout" svg:width="0.112cm" svg:height="0.158cm" draw:transform="rotate (0.00785398163397448) translate (8.49383120141507cm 5.96357531387534cm)" svg:viewBox="0 0 113 159" svg:d="M113 16c0-1 0-3 0-4 0-4-2-7-7-7-2 0-9 2-9 10-5-9-14-15-24-15-28 0-58 34-58 70 0 24 14 39 33 39 14 0 25-12 28-14-5 22-8 32-8 33-1 2-9 26-36 26-4 0-12 0-19-2 7-2 10-9 10-13s-3-9-10-9c-5 0-13 5-13 15 0 9 9 14 33 14 31 0 49-19 52-33zM80 78c-1 6-7 12-12 17-5 4-13 8-20 8-12 0-16-12-16-22 0-12 7-41 13-54 7-12 18-21 28-21 17 0 20 19 20 21 0 1 0 2-1 3z">
            <text:p/>
          </draw:path>
          <draw:path draw:style-name="gr4" draw:text-style-name="P6" draw:layer="layout" svg:width="0.057cm" svg:height="0.245cm" draw:transform="rotate (0.00785398163397448) translate (8.64020598898345cm 5.88694606464737cm)" svg:viewBox="0 0 58 246" svg:d="M58 244c0-1 0-1-5-6-31-30-38-77-38-115 0-43 9-85 40-116 3-4 3-4 3-4 0-2-1-3-3-3-3 0-25 17-40 48-12 27-15 55-15 75s3 49 16 77c15 31 36 46 39 46 2 0 3-1 3-2z">
            <text:p/>
          </draw:path>
          <draw:path draw:style-name="gr4" draw:text-style-name="P6" draw:layer="layout" svg:width="0.1cm" svg:height="0.111cm" draw:transform="rotate (0.00785398163397448) translate (8.71848164297058cm 5.96181087715337cm)" svg:viewBox="0 0 101 112" svg:d="M15 94c-1 5-2 10-2 12 0 4 3 6 7 6 2 0 7-2 9-7 0-1 9-34 9-39 3-8 7-25 9-32 1-3 8-15 13-21 2-1 9-7 20-7 7 0 10 2 11 2-8 2-13 7-13 14 0 4 2 9 9 9s14-6 14-15c0-8-8-16-21-16-16 0-27 12-32 19-1-11-10-19-22-19-11 0-16 10-18 14-5 8-8 23-8 24 0 3 3 3 3 3 3 0 3 0 4-6 4-18 9-29 18-29 4 0 8 2 8 11 0 5-1 7-4 21z">
            <text:p/>
          </draw:path>
          <draw:path draw:style-name="gr4" draw:text-style-name="P6" draw:layer="layout" svg:width="0.105cm" svg:height="0.111cm" draw:transform="rotate (0.00785398163397448) translate (8.83885508829005cm 5.9608654468849cm)" svg:viewBox="0 0 106 112" svg:d="M106 42c0-26-17-42-40-42-33 0-66 35-66 70 0 24 17 42 40 42 33 0 66-34 66-70zM40 106c-11 0-22-7-22-26 0-12 6-39 15-52 12-19 26-22 33-22 14 0 22 11 22 26 0 10-5 36-15 52-8 14-22 22-33 22z">
            <text:p/>
          </draw:path>
          <draw:path draw:style-name="gr4" draw:text-style-name="P6" draw:layer="layout" svg:width="0.126cm" svg:height="0.111cm" draw:transform="rotate (0.00785398163397448) translate (8.95502945993557cm 5.95995299674209cm)" svg:viewBox="0 0 127 112" svg:d="M79 96c3 10 12 16 22 16 9 0 14-6 19-13 4-10 7-25 7-25 0-3-2-3-3-3-2 0-2 2-4 5-2 13-7 30-18 30-5 0-8-3-8-11 0-6 3-17 5-26l7-26c1-4 4-14 5-17 1-6 3-15 3-17 0-4-3-6-7-6-1 0-8 0-10 8-4 18-15 62-18 75-1 1-10 20-29 20-12 0-14-10-14-20 0-13 6-33 13-50 3-7 4-11 4-16 0-11-8-20-20-20-24 0-33 36-33 38 0 3 3 3 3 3 3 0 3-1 4-5 6-21 15-30 25-30 2 0 6 0 6 7s-2 14-4 18c-10 24-14 39-14 51 0 24 16 30 30 30 16 0 25-11 29-16z">
            <text:p/>
          </draw:path>
          <draw:path draw:style-name="gr4" draw:text-style-name="P6" draw:layer="layout" svg:width="0.133cm" svg:height="0.111cm" draw:transform="rotate (0.00785398163397448) translate (9.09499858240006cm 5.9588536592206cm)" svg:viewBox="0 0 134 112" svg:d="M15 94c-1 5-2 10-2 12 0 4 3 6 7 6 2 0 7-2 9-7 0 0 2-12 4-18l5-23c2-5 3-10 5-16 1-4 2-12 3-12 4-8 17-30 40-30 11 0 13 9 13 17 0 15-12 47-16 57-2 6-2 9-2 12 0 11 9 20 20 20 23 0 33-36 33-38 0-3-3-3-4-3-2 0-2 1-3 5-5 17-14 30-26 30-4 0-5-2-5-7 0-7 2-13 4-18 5-13 15-40 15-54 0-17-11-27-28-27-23 0-35 16-39 22-1-14-11-22-22-22s-16 10-18 14c-5 8-8 23-8 24 0 3 3 3 3 3 3 0 3 0 4-6 4-18 9-29 18-29 5 0 8 2 8 11 0 5-1 7-4 21z">
            <text:p/>
          </draw:path>
          <draw:path draw:style-name="gr4" draw:text-style-name="P6" draw:layer="layout" svg:width="0.117cm" svg:height="0.173cm" draw:transform="rotate (0.00785398163397448) translate (9.24428252853241cm 5.89617926487747cm)" svg:viewBox="0 0 118 174" svg:d="M118 3c0 0 0-3-3-3-4 0-28 2-32 3-2 0-3 1-3 5 0 2 2 2 5 2 12 0 13 2 13 5l-1 5-14 58c-5-10-12-16-24-16-28 0-59 37-59 72 0 23 13 40 33 40 5 0 17-1 32-19 2 11 11 19 22 19 10 0 15-6 19-14s7-24 7-24c0-3-2-3-2-3-3 0-3 1-4 5-4 16-9 30-19 30-7 0-8-6-8-11 0-6 1-7 2-12zM66 142c-1 4-1 5-4 9-12 13-21 17-28 17-13 0-17-13-17-23 0-12 8-42 14-53 8-15 19-24 29-24 16 0 19 20 19 21 0 2 0 3-1 5z">
            <text:p/>
          </draw:path>
          <draw:path draw:style-name="gr4" draw:text-style-name="P6" draw:layer="layout" svg:width="0.057cm" svg:height="0.245cm" draw:transform="rotate (0.00785398163397448) translate (9.38624141171917cm 5.88108659565791cm)" svg:viewBox="0 0 58 246" svg:d="M58 244c0-1 0-1-5-6-31-30-38-77-38-115 0-43 9-85 40-116 3-4 3-4 3-4 0-2-1-3-3-3-3 0-25 17-40 48-12 27-15 55-15 75s3 49 16 77c15 31 36 46 39 46 2 0 3-1 3-2z">
            <text:p/>
          </draw:path>
          <draw:path draw:style-name="gr4" draw:text-style-name="P6" draw:layer="layout" svg:width="0.122cm" svg:height="0.111cm" draw:transform="rotate (0.00785398163397448) translate (9.46521691131864cm 5.9559459114763cm)" svg:viewBox="0 0 123 112" svg:d="M76 35c1-7 7-29 24-29 1 0 7 0 12 2-6 2-12 8-12 14 0 4 3 9 10 9 5 0 13-5 13-15 0-13-15-16-23-16-14 0-23 13-26 19-6-16-19-19-26-19-26 0-40 32-40 38 0 3 2 3 2 3 3 0 3-1 4-3 8-26 24-32 33-32 5 0 13 2 13 16 0 7-4 24-13 59-4 15-13 25-23 25-2 0-8 0-13-3 6-1 11-6 11-13s-5-9-9-9c-7 0-13 7-13 15 0 11 13 16 23 16 17 0 25-18 26-19 3 9 12 19 27 19 25 0 39-32 39-38 0-3-2-3-2-3-2 0-3 2-4 3-8 27-24 32-33 32-10 0-13-7-13-16 0-5 1-10 4-22z">
            <text:p/>
          </draw:path>
          <draw:path draw:style-name="gr4" draw:text-style-name="P6" draw:layer="layout" svg:width="0.057cm" svg:height="0.245cm" draw:transform="rotate (0.00785398163397448) translate (9.611591698887cm 5.87931666224834cm)" svg:viewBox="0 0 58 246" svg:d="M58 123c0-19-3-49-17-77-14-30-36-46-38-46s-3 1-3 3l5 5c24 25 38 64 38 115 0 43-9 86-40 117-3 3-3 3-3 4s1 2 3 2 24-17 39-48c13-27 16-54 16-75z">
            <text:p/>
          </draw:path>
          <draw:path draw:style-name="gr4" draw:text-style-name="P6" draw:layer="layout" svg:width="0.057cm" svg:height="0.245cm" draw:transform="rotate (0.00785398163397448) translate (9.70677070216286cm 5.87856911273374cm)" svg:viewBox="0 0 58 246" svg:d="M58 123c0-19-3-49-17-77-14-30-36-46-38-46s-3 1-3 3l5 5c24 25 38 64 38 115 0 43-9 86-40 117-3 3-3 3-3 4s1 2 3 2 24-17 39-48c13-27 16-54 16-7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4T12:34:52.047453000</meta:creation-date>
    <dc:date>2016-03-14T13:37:49.435240991</dc:date>
    <meta:editing-duration>PT1H6M33S</meta:editing-duration>
    <meta:editing-cycles>11</meta:editing-cycles>
    <meta:generator>LibreOffice/5.0.5.2$Linux_X86_64 LibreOffice_project/00m0$Build-2</meta:generator>
    <meta:document-statistic meta:object-count="97"/>
  </office:meta>
</office:document-meta>
</file>